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129360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</style:style>
    <style:style style:name="P7" style:family="paragraph" style:parent-style-name="Heading_20_1" style:master-page-name="Landscape">
      <style:paragraph-properties style:page-number="auto" fo:break-before="page"/>
      <style:text-properties officeooo:paragraph-rsid="001479a9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129360"/>
    </style:style>
    <style:style style:name="P11" style:family="paragraph" style:parent-style-name="Text_20_body">
      <style:paragraph-properties fo:margin-top="0.0799in" fo:margin-bottom="0.0402in" style:contextual-spacing="false"/>
      <style:text-properties officeooo:paragraph-rsid="00129360"/>
    </style:style>
    <style:style style:name="P12" style:family="paragraph" style:parent-style-name="Text_20_body">
      <style:paragraph-properties fo:margin-top="0in" fo:margin-bottom="0.1in" style:contextual-spacing="false"/>
      <style:text-properties officeooo:paragraph-rsid="00129360"/>
    </style:style>
    <style:style style:name="P13" style:family="paragraph" style:parent-style-name="Text_20_body">
      <style:paragraph-properties fo:margin-top="0in" fo:margin-bottom="0in" style:contextual-spacing="false"/>
      <style:text-properties fo:font-style="italic" officeooo:paragraph-rsid="00129360" style:font-style-asian="italic" style:font-style-complex="italic"/>
    </style:style>
    <style:style style:name="T1" style:family="text">
      <style:text-properties fo:font-variant="normal" fo:text-transform="none" fo:color="#ffffff" loext:opacity="100%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ffffff" loext:opacity="100%" fo:letter-spacing="normal"/>
    </style:style>
    <style:style style:name="T3" style:family="text">
      <style:text-properties loext:padding="0in" loext:border="none"/>
    </style:style>
    <style:style style:name="T4" style:family="text">
      <style:text-properties loext:padding="0.0193in" loext:border="0.06pt solid #f7faf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479a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824. Count Pairs Whose Sum is Less than Target</text:h>
      <text:p text:style-name="P6"><text:span text:style-name="T1">Given a </text:span><text:span text:style-name="Strong_20_Emphasis"><text:span text:style-name="T3">0-indexed</text:span></text:span><text:span text:style-name="T2"> </text:span><text:span text:style-name="T1">integer array </text:span><text:span text:style-name="Source_20_Text"><text:span text:style-name="T4">nums</text:span></text:span><text:span text:style-name="T2"> </text:span><text:span text:style-name="T1">of length </text:span><text:span text:style-name="Source_20_Text"><text:span text:style-name="T4">n</text:span></text:span><text:span text:style-name="T2"> </text:span><text:span text:style-name="T1">and an integer </text:span><text:span text:style-name="Source_20_Text"><text:span text:style-name="T4">target</text:span></text:span><text:span text:style-name="T1">, return </text:span><text:span text:style-name="Emphasis"><text:span text:style-name="T3">the number of pairs</text:span></text:span><text:span text:style-name="T2"> </text:span><text:span text:style-name="Source_20_Text"><text:span text:style-name="T4">(i, j)</text:span></text:span><text:span text:style-name="T2"> </text:span><text:span text:style-name="Emphasis"><text:span text:style-name="T3">where</text:span></text:span><text:span text:style-name="T2"> </text:span><text:span text:style-name="Source_20_Text"><text:span text:style-name="T4">0 &lt;= i &lt; j &lt; n</text:span></text:span><text:span text:style-name="T2"> </text:span><text:span text:style-name="Emphasis"><text:span text:style-name="T3">and</text:span></text:span><text:span text:style-name="T2"> </text:span><text:span text:style-name="Source_20_Text"><text:span text:style-name="T4">nums[i] + nums[j] &lt; target</text:span></text:span><text:span text:style-name="T1">.</text:span></text:p>
      <text:p text:style-name="P3"> </text:p>
      <text:p text:style-name="P3"><text:span text:style-name="Strong_20_Emphasis"><text:span text:style-name="T3">Example 1:</text:span></text:span></text:p>
      <text:p text:style-name="P2"><text:span text:style-name="Strong_20_Emphasis"><text:span text:style-name="T3">Input:</text:span></text:span> nums = [-1,1,2,3,1], target = 2</text:p>
      <text:p text:style-name="P2"><text:span text:style-name="Strong_20_Emphasis"><text:span text:style-name="T3">Output:</text:span></text:span> 3</text:p>
      <text:p text:style-name="P2"><text:span text:style-name="Strong_20_Emphasis"><text:span text:style-name="T3">Explanation:</text:span></text:span> There are 3 pairs of indices that satisfy the conditions in the statement:</text:p>
      <text:p text:style-name="P5">- (0, 1) since 0 &lt; 1 and nums[0] + nums[1] = 0 &lt; target</text:p>
      <text:p text:style-name="P5">- (0, 2) since 0 &lt; 2 and nums[0] + nums[2] = 1 &lt; target </text:p>
      <text:p text:style-name="P5">- (0, 4) since 0 &lt; 4 and nums[0] + nums[4] = 0 &lt; target</text:p>
      <text:p text:style-name="P4">Note that (0, 3) is not counted since nums[0] + nums[3] is not strictly less than the target.</text:p>
      <text:p text:style-name="P3"><text:span text:style-name="Strong_20_Emphasis"><text:span text:style-name="T3">Example 2:</text:span></text:span></text:p>
      <text:p text:style-name="P2"><text:span text:style-name="Strong_20_Emphasis"><text:span text:style-name="T3">Input:</text:span></text:span> nums = [-6,2,5,-2,-7,-1,3], target = -2</text:p>
      <text:p text:style-name="P2"><text:span text:style-name="Strong_20_Emphasis"><text:span text:style-name="T3">Output:</text:span></text:span> 10</text:p>
      <text:p text:style-name="P2"><text:span text:style-name="Strong_20_Emphasis"><text:span text:style-name="T3">Explanation:</text:span></text:span> There are 10 pairs of indices that satisfy the conditions in the statement:</text:p>
      <text:p text:style-name="P5">- (0, 1) since 0 &lt; 1 and nums[0] + nums[1] = -4 &lt; target</text:p>
      <text:p text:style-name="P5">- (0, 3) since 0 &lt; 3 and nums[0] + nums[3] = -8 &lt; target</text:p>
      <text:p text:style-name="P5">- (0, 4) since 0 &lt; 4 and nums[0] + nums[4] = -13 &lt; target</text:p>
      <text:p text:style-name="P5">- (0, 5) since 0 &lt; 5 and nums[0] + nums[5] = -7 &lt; target</text:p>
      <text:p text:style-name="P5">- (0, 6) since 0 &lt; 6 and nums[0] + nums[6] = -3 &lt; target</text:p>
      <text:p text:style-name="P5">- (1, 4) since 1 &lt; 4 and nums[1] + nums[4] = -5 &lt; target</text:p>
      <text:p text:style-name="P5">- (3, 4) since 3 &lt; 4 and nums[3] + nums[4] = -9 &lt; target</text:p>
      <text:p text:style-name="P5">- (3, 5) since 3 &lt; 5 and nums[3] + nums[5] = -3 &lt; target</text:p>
      <text:p text:style-name="P5">- (4, 5) since 4 &lt; 5 and nums[4] + nums[5] = -8 &lt; target</text:p>
      <text:p text:style-name="P4">- (4, 6) since 4 &lt; 6 and nums[4] + nums[6] = -4 &lt; target</text:p>
      <text:p text:style-name="P3"> </text:p>
      <text:p text:style-name="P3"><text:span text:style-name="Strong_20_Emphasis"><text:span text:style-name="T3">Constraints:</text:span></text:span></text:p>
      <text:list text:style-name="L1">
        <text:list-item>
          <text:p text:style-name="P8"><text:span text:style-name="Source_20_Text"><text:span text:style-name="T4">1 &lt;= nums.length == n &lt;= 50</text:span></text:span></text:p>
        </text:list-item>
        <text:list-item>
          <text:p text:style-name="P9"><text:span text:style-name="Source_20_Text"><text:span text:style-name="T4">-50 &lt;= nums[i], target &lt;= 50</text:span></text:span></text:p>
        </text:list-item>
      </text:list>
      <text:p text:style-name="Text_20_body"/>
      <text:p text:style-name="P1"/>
      <text:h text:style-name="P7" text:outline-level="1">2824. Count Pairs Whose Sum is Less than Target</text:h>
      <text:p text:style-name="P1">/*</text:p>
      <text:p text:style-name="P1"><text:s text:c="4"/><text:span text:style-name="T5">Sorting+Binary search</text:span></text:p>
      <text:p text:style-name="P1"><text:s text:c="4"/>Time complexity: O(n log n)</text:p>
      <text:p text:style-name="P1"><text:s text:c="4"/>Space complexity: O(1)</text:p>
      <text:p text:style-name="P1">*/</text:p>
      <text:p text:style-name="P1">class Solution {</text:p>
      <text:p text:style-name="P1"><text:s text:c="4"/>public:</text:p>
      <text:p text:style-name="P1"><text:s text:c="8"/>int countPairs(std::vector&lt;int&gt;&amp; nums, int target){</text:p>
      <text:p text:style-name="P11"><text:s text:c="12"/>std::sort(nums.begin(),nums.end());</text:p>
      <text:p text:style-name="P12"><text:s text:c="12"/>int n=nums.size();</text:p>
      <text:p text:style-name="P1"><text:s text:c="12"/>int ans=0;</text:p>
      <text:p text:style-name="P1"><text:s text:c="12"/>for(int i=0;i&lt;n-1;++i){</text:p>
      <text:p text:style-name="P1"><text:s text:c="12"/><text:span text:style-name="T6"><text:s text:c="4"/>// Find the in the range [i+1,n-1] x,</text:span></text:p>
      <text:p text:style-name="P1"><text:s text:c="15"/><text:span text:style-name="T6"><text:s/>// such that nums[i]+x&lt;target =&gt; nums[i]+x&lt;=target-1 =&gt; x&lt;=target-nums[i]-1</text:span></text:p>
      <text:p text:style-name="P1"><text:s text:c="16"/>int j=std::upper_bound(</text:p>
      <text:p text:style-name="P1"><text:s text:c="20"/>nums.begin()+i+1,</text:p>
      <text:p text:style-name="P1"><text:s text:c="20"/>nums.end(),</text:p>
      <text:p text:style-name="P1"><text:s text:c="20"/>target-nums[i]-1)-nums.begin()-1; <text:span text:style-name="T6">// -1 to get the index of the last value of x&lt;=target-nums[i]-1</text:span></text:p>
      <text:p text:style-name="P13"><text:s text:c="16"/></text:p>
      <text:p text:style-name="P1"><text:s text:c="16"/>ans+= (j-i);</text:p>
      <text:p text:style-name="P1"><text:s text:c="12"/>}</text:p>
      <text:p text:style-name="P1"><text:s text:c="12"/>return ans;</text:p>
      <text:p text:style-name="P1"><text:s text:c="8"/>}</text:p>
      <text:p text:style-name="P1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</text:page-number>/<text:page-count>2</text:page-count></text:p>
      </style:footer>
    </style:master-page>
    <style:master-page style:name="Landscape" style:page-layout-name="Mpm2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1:46:35.457745332</meta:creation-date>
    <dc:date>2024-11-13T23:43:27.122001037</dc:date>
    <meta:editing-duration>PT1H7M30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2" meta:paragraph-count="56" meta:word-count="401" meta:character-count="2214" meta:non-whitespace-character-count="1619"/>
  </office:meta>
</office:document-meta>
</file>